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complex="Calibri"/>
    </style:style>
    <style:style style:name="T3" style:parent-style-name="Absatz-Standardschriftart" style:family="text">
      <style:text-properties style:font-name-complex="Calibri"/>
    </style:style>
    <style:style style:name="T4" style:parent-style-name="Absatz-Standardschriftart" style:family="text">
      <style:text-properties style:font-name-complex="Calibri" fo:color="#4472C4"/>
    </style:style>
    <style:style style:name="T5" style:parent-style-name="Absatz-Standardschriftart" style:family="text">
      <style:text-properties style:font-name-complex="Calibri" fo:color="#4472C4" fo:font-size="14pt" style:font-size-asian="14pt" style:font-size-complex="14pt" fo:language="en" fo:country="GB"/>
    </style:style>
    <style:style style:name="T6" style:parent-style-name="Absatz-Standardschriftart" style:family="text">
      <style:text-properties style:font-name-complex="Calibri" fo:color="#4472C4" fo:font-size="14pt" style:font-size-asian="14pt" style:font-size-complex="14pt" fo:background-color="#FFFFFF" fo:language="en" fo:country="GB"/>
    </style:style>
    <style:style style:name="P7" style:parent-style-name="Standard" style:family="paragraph">
      <style:text-properties style:font-name-complex="Calibri" fo:color="#4472C4" fo:background-color="#FFFFFF"/>
    </style:style>
    <style:style style:name="P8" style:parent-style-name="Standard" style:family="paragraph">
      <style:text-properties style:font-name-complex="Calibri" fo:color="#4472C4"/>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Listenabsatz" style:list-style-name="LFO1" style:family="paragraph">
      <style:text-properties style:font-name-complex="Calibri"/>
    </style:style>
    <style:style style:name="P27" style:parent-style-name="Listenabsatz" style:list-style-name="LFO1" style:family="paragraph">
      <style:text-properties style:font-name-complex="Calibri"/>
    </style:style>
    <style:style style:name="P28" style:parent-style-name="Listenabsatz" style:list-style-name="LFO1" style:family="paragraph">
      <style:text-properties style:font-name-complex="Calibri"/>
    </style:style>
    <style:style style:name="P29" style:parent-style-name="Standard" style:family="paragraph">
      <style:text-properties style:font-name-complex="Calibri"/>
    </style:style>
    <style:style style:name="P30" style:parent-style-name="Listenabsatz" style:list-style-name="LFO1" style:family="paragraph">
      <style:text-properties style:font-name-complex="Calibri"/>
    </style:style>
    <style:style style:name="P31" style:parent-style-name="Listenabsatz" style:list-style-name="LFO1" style:family="paragraph">
      <style:text-properties style:font-name-complex="Calibri"/>
    </style:style>
    <style:style style:name="P32" style:parent-style-name="Listenabsatz" style:list-style-name="LFO1" style:family="paragraph">
      <style:text-properties style:font-name-complex="Calibri"/>
    </style:style>
    <style:style style:name="P33" style:parent-style-name="Listenabsatz" style:list-style-name="LFO1" style:family="paragraph">
      <style:text-properties style:font-name-complex="Calibri"/>
    </style:style>
    <style:style style:name="P34" style:parent-style-name="Listenabsatz" style:list-style-name="LFO1" style:family="paragraph">
      <style:text-properties style:font-name-complex="Calibri"/>
    </style:style>
    <style:style style:name="P35" style:parent-style-name="Listenabsatz" style:list-style-name="LFO1" style:family="paragraph">
      <style:text-properties style:font-name-complex="Calibri"/>
    </style:style>
    <style:style style:name="P36" style:parent-style-name="Standard" style:family="paragraph">
      <style:text-properties style:font-name-complex="Calibri"/>
    </style:style>
    <style:style style:name="P37" style:parent-style-name="Standard" style:family="paragraph">
      <style:text-properties style:font-name-complex="Calibri"/>
    </style:style>
    <style:style style:name="P38" style:parent-style-name="Standard" style:family="paragraph">
      <style:text-properties style:font-name-complex="Calibri"/>
    </style:style>
    <style:style style:name="P39" style:parent-style-name="Listenabsatz" style:list-style-name="LFO1" style:family="paragraph">
      <style:text-properties style:font-name-complex="Calibri"/>
    </style:style>
    <style:style style:name="P40" style:parent-style-name="Listenabsatz" style:list-style-name="LFO1" style:family="paragraph">
      <style:text-properties style:font-name-complex="Calibri"/>
    </style:style>
    <style:style style:name="P41" style:parent-style-name="Standard" style:family="paragraph">
      <style:text-properties style:font-name-complex="Calibri"/>
    </style:style>
    <style:style style:name="P42" style:parent-style-name="Standard" style:family="paragraph">
      <style:text-properties style:font-name-complex="Calibri"/>
    </style:style>
    <style:style style:name="P43" style:parent-style-name="Standard" style:family="paragraph">
      <style:text-properties style:font-name-complex="Calibri"/>
    </style:style>
    <style:style style:name="T44" style:parent-style-name="Absatz-Standardschriftart" style:family="text">
      <style:text-properties style:font-name-complex="Calibri"/>
    </style:style>
    <style:style style:name="T45" style:parent-style-name="Absatz-Standardschriftart" style:family="text">
      <style:text-properties style:font-name-complex="Calibri"/>
    </style:style>
    <style:style style:name="T46" style:parent-style-name="Absatz-Standardschriftart" style:family="text">
      <style:text-properties style:font-name-complex="Calibri"/>
    </style:style>
    <style:style style:name="T47" style:parent-style-name="Absatz-Standardschriftart" style:family="text">
      <style:text-properties style:font-name-complex="Calibri"/>
    </style:style>
    <style:style style:name="T48" style:parent-style-name="Absatz-Standardschriftart" style:family="text">
      <style:text-properties style:font-name-complex="Calibri"/>
    </style:style>
    <style:style style:name="T49" style:parent-style-name="Absatz-Standardschriftart" style:family="text">
      <style:text-properties style:font-name-complex="Calibri"/>
    </style:style>
    <style:style style:name="T50" style:parent-style-name="Absatz-Standardschriftart" style:family="text">
      <style:text-properties style:font-name-complex="Calibri"/>
    </style:style>
    <style:style style:name="T51" style:parent-style-name="Absatz-Standardschriftart" style:family="text">
      <style:text-properties style:font-name-complex="Calibri"/>
    </style:style>
    <style:style style:name="T52" style:parent-style-name="Absatz-Standardschriftart" style:family="text">
      <style:text-properties style:font-name-complex="Calibri"/>
    </style:style>
    <style:style style:name="T53" style:parent-style-name="Absatz-Standardschriftart" style:family="text">
      <style:text-properties style:font-name-complex="Calibri"/>
    </style:style>
    <style:style style:name="T54" style:parent-style-name="Absatz-Standardschriftart" style:family="text">
      <style:text-properties style:font-name-complex="Calibri"/>
    </style:style>
    <style:style style:name="T55" style:parent-style-name="Absatz-Standardschriftart" style:family="text">
      <style:text-properties style:font-name-complex="Calibri"/>
    </style:style>
    <style:style style:name="T56" style:parent-style-name="Absatz-Standardschriftart" style:family="text">
      <style:text-properties style:font-name-complex="Calibri"/>
    </style:style>
    <style:style style:name="T57" style:parent-style-name="Absatz-Standardschriftart" style:family="text">
      <style:text-properties style:font-name-complex="Calibri"/>
    </style:style>
    <style:style style:name="T58" style:parent-style-name="Absatz-Standardschriftart" style:family="text">
      <style:text-properties style:font-name-complex="Calibri"/>
    </style:style>
    <style:style style:name="T59" style:parent-style-name="Absatz-Standardschriftart" style:family="text">
      <style:text-properties style:font-name-complex="Calibri"/>
    </style:style>
    <style:style style:name="T60" style:parent-style-name="Absatz-Standardschriftart" style:family="text">
      <style:text-properties style:font-name-complex="Calibri"/>
    </style:style>
    <style:style style:name="T61" style:parent-style-name="Absatz-Standardschriftart" style:family="text">
      <style:text-properties style:font-name-complex="Calibri"/>
    </style:style>
    <style:style style:name="T62" style:parent-style-name="Absatz-Standardschriftart" style:family="text">
      <style:text-properties style:font-name-complex="Calibri"/>
    </style:style>
    <style:style style:name="T63" style:parent-style-name="Absatz-Standardschriftart" style:family="text">
      <style:text-properties style:font-name-complex="Calibri"/>
    </style:style>
    <style:style style:name="T64" style:parent-style-name="Absatz-Standardschriftart" style:family="text">
      <style:text-properties style:font-name-complex="Calibri"/>
    </style:style>
    <style:style style:name="T65" style:parent-style-name="Absatz-Standardschriftart" style:family="text">
      <style:text-properties style:font-name-complex="Calibri"/>
    </style:style>
    <style:style style:name="T66" style:parent-style-name="Absatz-Standardschriftart" style:family="text">
      <style:text-properties style:font-name-complex="Calibri"/>
    </style:style>
    <style:style style:name="T67" style:parent-style-name="Absatz-Standardschriftart" style:family="text">
      <style:text-properties style:font-name-complex="Calibri"/>
    </style:style>
    <style:style style:name="T68" style:parent-style-name="Absatz-Standardschriftart" style:family="text">
      <style:text-properties style:font-name-complex="Calibri"/>
    </style:style>
    <style:style style:name="T69" style:parent-style-name="Absatz-Standardschriftart" style:family="text">
      <style:text-properties style:font-name-complex="Calibri"/>
    </style:style>
    <style:style style:name="T70" style:parent-style-name="Absatz-Standardschriftart" style:family="text">
      <style:text-properties style:font-name-complex="Calibri"/>
    </style:style>
    <style:style style:name="T71" style:parent-style-name="Absatz-Standardschriftart" style:family="text">
      <style:text-properties style:font-name-complex="Calibri"/>
    </style:style>
    <style:style style:name="T72" style:parent-style-name="Absatz-Standardschriftart" style:family="text">
      <style:text-properties style:font-name-complex="Calibri"/>
    </style:style>
    <style:style style:name="T73" style:parent-style-name="Absatz-Standardschriftart" style:family="text">
      <style:text-properties style:font-name-complex="Calibri"/>
    </style:style>
    <style:style style:name="T74" style:parent-style-name="Absatz-Standardschriftart" style:family="text">
      <style:text-properties style:font-name-complex="Calibri"/>
    </style:style>
    <style:style style:name="T75" style:parent-style-name="Absatz-Standardschriftart" style:family="text">
      <style:text-properties style:font-name-complex="Calibri"/>
    </style:style>
    <style:style style:name="T76" style:parent-style-name="Absatz-Standardschriftart" style:family="text">
      <style:text-properties style:font-name-complex="Calibri"/>
    </style:style>
    <style:style style:name="T77" style:parent-style-name="Absatz-Standardschriftart" style:family="text">
      <style:text-properties style:font-name-complex="Calibri"/>
    </style:style>
    <style:style style:name="T78" style:parent-style-name="Absatz-Standardschriftart" style:family="text">
      <style:text-properties style:font-name-complex="Calibri"/>
    </style:style>
    <style:style style:name="T79" style:parent-style-name="Absatz-Standardschriftart" style:family="text">
      <style:text-properties style:font-name-complex="Calibri"/>
    </style:style>
    <style:style style:name="T80" style:parent-style-name="Absatz-Standardschriftart" style:family="text">
      <style:text-properties style:font-name-complex="Calibri"/>
    </style:style>
    <style:style style:name="T81" style:parent-style-name="Absatz-Standardschriftart" style:family="text">
      <style:text-properties style:font-name-complex="Calibri"/>
    </style:style>
    <style:style style:name="T82" style:parent-style-name="Absatz-Standardschriftart" style:family="text">
      <style:text-properties style:font-name-complex="Calibri"/>
    </style:style>
    <style:style style:name="T83" style:parent-style-name="Absatz-Standardschriftart" style:family="text">
      <style:text-properties style:font-name-complex="Calibri"/>
    </style:style>
    <style:style style:name="T84" style:parent-style-name="Absatz-Standardschriftart" style:family="text">
      <style:text-properties style:font-name-complex="Calibri"/>
    </style:style>
    <style:style style:name="T85" style:parent-style-name="Absatz-Standardschriftart" style:family="text">
      <style:text-properties style:font-name-complex="Calibri"/>
    </style:style>
    <style:style style:name="T86" style:parent-style-name="Absatz-Standardschriftart" style:family="text">
      <style:text-properties style:font-name-complex="Calibri"/>
    </style:style>
    <style:style style:name="T87" style:parent-style-name="Absatz-Standardschriftart" style:family="text">
      <style:text-properties style:font-name-complex="Calibri"/>
    </style:style>
    <style:style style:name="T88" style:parent-style-name="Absatz-Standardschriftart" style:family="text">
      <style:text-properties style:font-name-complex="Calibri"/>
    </style:style>
    <style:style style:name="T89" style:parent-style-name="Absatz-Standardschriftart" style:family="text">
      <style:text-properties style:font-name-complex="Calibri"/>
    </style:style>
    <style:style style:name="T90" style:parent-style-name="Absatz-Standardschriftart" style:family="text">
      <style:text-properties style:font-name-complex="Calibri"/>
    </style:style>
    <style:style style:name="T91" style:parent-style-name="Absatz-Standardschriftart" style:family="text">
      <style:text-properties style:font-name-complex="Calibri"/>
    </style:style>
    <style:style style:name="T92" style:parent-style-name="Absatz-Standardschriftart" style:family="text">
      <style:text-properties style:font-name-complex="Calibri"/>
    </style:style>
    <style:style style:name="T93" style:parent-style-name="Absatz-Standardschriftart" style:family="text">
      <style:text-properties style:font-name-complex="Calibri"/>
    </style:style>
    <style:style style:name="T94" style:parent-style-name="Absatz-Standardschriftart" style:family="text">
      <style:text-properties style:font-name-complex="Calibri"/>
    </style:style>
    <style:style style:name="T95" style:parent-style-name="Absatz-Standardschriftart" style:family="text">
      <style:text-properties style:font-name-complex="Calibri"/>
    </style:style>
    <style:style style:name="T96" style:parent-style-name="Absatz-Standardschriftart" style:family="text">
      <style:text-properties style:font-name-complex="Calibri"/>
    </style:style>
    <style:style style:name="P97" style:parent-style-name="Standard" style:family="paragraph">
      <style:text-properties style:font-name-complex="Calibri"/>
    </style:style>
    <style:style style:name="P98" style:parent-style-name="Standard" style:family="paragraph">
      <style:text-properties style:font-name-complex="Calibri"/>
    </style:style>
    <style:style style:name="P99" style:parent-style-name="Listenabsatz" style:family="paragraph">
      <style:text-properties style:font-name-complex="Calibri"/>
    </style:style>
    <style:style style:name="P100" style:parent-style-name="Standard" style:family="paragraph">
      <style:text-properties style:font-name-complex="Calibri"/>
    </style:style>
  </office:automatic-styles>
  <office:body>
    <office:text text:use-soft-page-breaks="true">
      <text:p text:style-name="P1"><text:span text:style-name="T2"><text:tab/></text:span><text:span text:style-name="T3"><text:tab/></text:span><text:span text:style-name="T4"><text:tab/></text:span><text:span text:style-name="T5">Bericht<text:s/></text:span><text:span text:style-name="T6">SARS-CoV-2-Pandemie</text:span></text:p>
      <text:p text:style-name="P7">Simone Krügel<text:tab/><text:tab/>Irina Tutaeva</text:p>
      <text:p text:style-name="P8"/>
      <text:p text:style-name="P9">In der App kann mit der Auswahl der Typen der Grunddatensatz festgelegt werden.</text:p>
      <text:p text:style-name="P10">Diese Auswahl stellt die Spalten des<text:s/>Datenmodells dar. Zum Beispiel wird der Typ „Geschlechter“ <text:s/>ausgewählt, sind die Spalten in diesem Fall „M“, „W“ und „Unbekannt“.<text:s/></text:p>
      <text:p text:style-name="P11">Das Feld „Falltypen“ stellt die Zeilen des Datenmodells dar. Dies ermöglicht die Auswahl von Daten die miteinander verglichen<text:s/>werden sollen. Für jeden Falltypen wird dann eine Zeile zum Datenmodell hinzugefügt.</text:p>
      <text:p text:style-name="P12">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13">Die Spalten und Zeilen des Modells, werden entsprechend der Auswahl in Typen und Falltypen<text:s/>benannt.</text:p>
      <text:p text:style-name="P14">Bei Auswahl der Checkbox „Horizontal“, werden die x- und y-Achsen vertauscht.<text:s/></text:p>
      <text:p text:style-name="P15">Die horizontale Darstellung<text:s/>ermöglicht bei großen Datenmengen eine bessere Ansicht.</text:p>
      <text:p text:style-name="P16">Je nachdem welcher Typ bei der Spaltenauswahl ausgewählt wurde, können die Spalten des entsprechenden Typen durch Checkboxen aus- und eingeblendet werden.</text:p>
      <text:p text:style-name="P17">Zum Beispiel wird der Typ „Geschlechter“ ausgewählt, lassen sich „M“, „W“, und „unbekannt“ einzeln aktivieren und deaktivieren, um den Plot weiter zu filtern.</text:p>
      <text:p text:style-name="P18">Der Plot stellt Fälle, Todesfälle und Genesungen jeweils als einzelne Balken in entsprechenden Farben entweder horizontal oder vertikal dar.</text:p>
      <text:p text:style-name="P19">Betrachtet man das Merkmal Geschlecht, wird ersichtlich, dass mehr weibliche Merkmalsträger infiziert gewesen sind als männliche Merkmalsträger.</text:p>
      <text:p text:style-name="P20">Davon sind ca. 95% genesen, während es bei ca. 5% nur wenige Todesfälle gab.<text:s/></text:p>
      <text:p text:style-name="P21">Unter den Todesfällen, sind etwas mehr männliche Personen zu verzeichnen.</text:p>
      <text:p text:style-name="P22">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 eher isoliertes Alltagsleben führen. Viele Kinder von 0-4 besuchen noch keine Kindertagesstätte und sind viel zuhause im engsten Personenkreis der Familie, während viele Personen über 80 ebenfalls alleine oder mit nur wenigen Kontakten ein eher isoliertes Leben führen und sich hauptsächlich in den eigenen vier Wänden aufhalten.</text:p>
      <text:p text:style-name="P23">Die Altersgruppen mit den für gewöhnlich aktivsten Lebensstilen, beeinflusst durch Beruf und Schule, also die 15-59-Jährigen, weisen auch die häufigsten Infektionen auf.<text:s/></text:p>
      <text:soft-page-break/>
      <text:p text:style-name="P24">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25">Typen:</text:p>
      <text:list text:style-name="LFO1" text:continue-numbering="true">
        <text:list-item>
          <text:p text:style-name="P26">Auswahl legt Grunddatensatz fest</text:p>
        </text:list-item>
        <text:list-item>
          <text:p text:style-name="P27">Auswahl stellt Spalten unseres Datenmodells dar</text:p>
        </text:list-item>
        <text:list-item>
          <text:p text:style-name="P28">Beispiel: Geschlechter wurde ausgewählt, sind die Spalten m, w und unbekannt</text:p>
        </text:list-item>
      </text:list>
      <text:p text:style-name="P29">Falltypen:</text:p>
      <text:list text:style-name="LFO1" text:continue-numbering="true">
        <text:list-item>
          <text:p text:style-name="P30">Falltypen stellt die Zeilen unseres Datenmodells dar</text:p>
        </text:list-item>
        <text:list-item>
          <text:p text:style-name="P31">Ermöglicht Auswahl, welche Daten miteinander verglichen werden</text:p>
        </text:list-item>
        <text:list-item>
          <text:p text:style-name="P32">Für jeden Falltypen wird eine Zeile hinzugefügt ins Datenmodell</text:p>
        </text:list-item>
        <text:list-item>
          <text:p text:style-name="P33">Beispiel: Todesfälle und genesen ausgewählt, der Typ ist Geschlechter.<text:s/><text:tab/></text:p>
          <text:list text:continue-numbering="true">
            <text:list-item>
              <text:p text:style-name="P34">Man erhält eine Tabelle die hat drei Spalten (m, w,<text:s/>unbekannt) und zwei Zeilen, eine Zeile enthält Todesfälle, jeweils für m, w und unbekannt und die andere Zeile enthält genesen für m,w und unbekannt.</text:p>
            </text:list-item>
          </text:list>
        </text:list-item>
        <text:list-item>
          <text:p text:style-name="P35">Die Spalten und Zeilen des Modells, werden entsprechend der Auswahl in Typen und Falltypen benannt</text:p>
        </text:list-item>
      </text:list>
      <text:p text:style-name="P36">Horizontales Diagramm:<text:s/></text:p>
      <text:p text:style-name="P37"><text:tab/>-wird Checkbox ausgewählt werden die x und y-Achsen vertauscht. Ermöglicht bei hohen Datenmengen eine bessere Ansicht</text:p>
      <text:p text:style-name="P38">Spaltenauswahl:</text:p>
      <text:list text:style-name="LFO1" text:continue-numbering="true">
        <text:list-item>
          <text:p text:style-name="P39">Je nach dem welcher Typ ausgewählt wurde, können die Spalten des entsprechenden Typen durch Checkboxen ein- und<text:s/>ausgeblendet werden.</text:p>
        </text:list-item>
        <text:list-item>
          <text:p text:style-name="P40">Als Beispiel Typ ist Geschlechter, lassen sich M, W und unbekannt einzeln aktivieren und deaktivieren, um den Plot weiter zu filtern.</text:p>
        </text:list-item>
      </text:list>
      <text:p text:style-name="P41">Plot:</text:p>
      <text:p text:style-name="P42">Der Plot stellt Fälle, Todesfälle und Genesungen jeweils als einzelne Balken in entsprechenden<text:s/>Farben entweder horizontal oder vertikal dar.</text:p>
      <text:p text:style-name="P43">Mosaikplot:</text:p>
      <text:p text:style-name="Standard"><text:span text:style-name="T44">D</text:span><text:span text:style-name="T45">ie</text:span><text:span text:style-name="T46"><text:s/>Mosaikp</text:span><text:span text:style-name="T47">lots</text:span><text:span text:style-name="T48"><text:s/>veranschaulich</text:span><text:span text:style-name="T49">en</text:span><text:span text:style-name="T50"><text:s/>die</text:span><text:span text:style-name="T51"><text:s/>Zusammenh</text:span><text:span text:style-name="T52">änge z</text:span><text:span text:style-name="T53">wischen</text:span><text:span text:style-name="T54"><text:s/>der</text:span><text:span text:style-name="T55"><text:s/></text:span><text:span text:style-name="T56">Anzahl<text:s/></text:span><text:span text:style-name="T57">von</text:span><text:span text:style-name="T58"><text:s/></text:span><text:span text:style-name="T59">Genesenen und Verstorbenen</text:span><text:span text:style-name="T60"><text:s/>und Bezirken, Geschlechtern und<text:s/></text:span><text:span text:style-name="T61">Altersgruppen</text:span><text:span text:style-name="T62">.<text:s/></text:span><text:span text:style-name="T63">In Fällen<text:s/></text:span><text:span text:style-name="T64">mit</text:span><text:span text:style-name="T65"><text:s/>Bezirken</text:span><text:span text:style-name="T66"><text:s/></text:span><text:span text:style-name="T67">und<text:s/></text:span><text:span text:style-name="T68">Geschlechtern</text:span><text:span text:style-name="T69"><text:s/></text:span><text:span text:style-name="T70">beträgt</text:span><text:span text:style-name="T71"><text:s/></text:span><text:span text:style-name="T72">der Cramers V entspreche</text:span><text:span text:style-name="T73">n</text:span><text:span text:style-name="T74">d<text:s/></text:span><text:span text:style-name="T75">0</text:span><text:span text:style-name="T76">,</text:span><text:span text:style-name="T77">03425239</text:span><text:span text:style-name="T78"><text:s/>und<text:s/></text:span><text:span text:style-name="T79">0</text:span><text:span text:style-name="T80">,</text:span><text:span text:style-name="T81">02189058, was Z</text:span><text:span text:style-name="T82">usammenhang<text:s/></text:span><text:span text:style-name="T83">nah null<text:s/></text:span><text:span text:style-name="T84">bedeutet. Im Fall jedoch mit<text:s/></text:span><text:span text:style-name="T85">Altersgruppen</text:span><text:span text:style-name="T86"><text:s/></text:span><text:span text:style-name="T87">ist</text:span><text:span text:style-name="T88"><text:s/>der Cramers V deutlich höher<text:s/></text:span><text:span text:style-name="T89">–</text:span><text:span text:style-name="T90"><text:s/>0</text:span><text:span text:style-name="T91">,</text:span><text:span text:style-name="T92">2926537</text:span><text:span text:style-name="T93">, was<text:s/></text:span><text:span text:style-name="T94">bedeutet, dass einen Zusammenhang zwischen den Merkmalen existiert.<text:s/></text:span></text:p>
      <text:p text:style-name="Standard"><text:span text:style-name="T95">Bezirke</text:span><text:span text:style-name="T96">:</text:span></text:p>
      <text:soft-page-break/>
      <text:p text:style-name="P97">Bei der Betrachtung von absoluten Zahlen ist die maximale Anzahl der Covid-19 Fälle<text:s/>nach Bezirken<text:s/>fällt auf den Bezirk<text:s/>Friedrichshain-Kreuzberg und beträgt 29290 Fälle. Die geringste Anzahl von Covid-19 Fällen 17089 wird im Bezirk Mitte beobachtet, was um 58,34% weniger als in<text:s/>Friedrichshain-Kreuzberg.<text:s/>Dabei<text:s/>wird<text:s/>die minimale Anzahl der Todesfälle in<text:s/>Friedrichshain-Kreuzberg<text:s/>registriert<text:s/>-<text:s/>215<text:s/>Todesfälle<text:s/>und die maximale<text:s/>Anzahl<text:s/>im Bezirk<text:s/>Tempelhof-Schöneberg<text:s/>-<text:s/>581 Todesfälle.</text:p>
      <text:p text:style-name="P98">Bei der Korrelation<text:s/>mit der Bevölkerungsgröße werden auch die höchsten Fallzahlen im<text:s/>Bezirk<text:s/>Friedrichshain-Kreuzberg<text:s/>beobachtet, was<text:s/>10%<text:s/>relative Häufigkeit<text:s/>beträgt. Die geringste relative Häufigkeit ist im Bezirk<text:s/>Lichtenberg<text:s/>– 5%.<text:s/>Die proportionale Betrachtung der Todesfälle mit der Bevölkerungsgröße stellt auch dar, dass die niedrigste Todesrate wird in<text:s/>Friedrichshain-Kreuzberg<text:s/>beobachtet<text:s/>–<text:s/>0,073%<text:s/>und die höchste in Tempelhof-Schöneberg<text:s/>–<text:s/>0,19%.</text:p>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gnd-iwgdh3b" style:display-name="gnd-iwgdh3b"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wanpride</meta:initial-creator>
    <dc:creator>Irina Tutaeva</dc:creator>
    <meta:creation-date>2022-12-31T00:54:00Z</meta:creation-date>
    <dc:date>2023-01-08T15:20:00Z</dc:date>
    <meta:template xlink:href="Normal" xlink:type="simple"/>
    <meta:editing-cycles>12</meta:editing-cycles>
    <meta:editing-duration>PT0S</meta:editing-duration>
    <meta:document-statistic meta:page-count="3" meta:paragraph-count="11" meta:word-count="784" meta:character-count="5713" meta:row-count="41" meta:non-whitespace-character-count="4940"/>
  </office:meta>
</office:document-meta>
</file>